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gr4" style:family="graphic" style:parent-style-name="Conector_20_texto_20_izquierda">
      <style:graphic-properties draw:textarea-horizontal-align="left" draw:textarea-vertical-align="middle"/>
    </style:style>
    <style:style style:name="gr5" style:family="graphic" style:parent-style-name="Conector_20_texto_20_izquierda">
      <style:graphic-properties draw:textarea-horizontal-align="left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use-window-font-color="true"/>
    </style:style>
    <style:style style:name="T1" style:family="text">
      <style:text-properties style:font-name="Arial2" style:font-name-asian="Arial2" style:font-name-complex="Arial2"/>
    </style:style>
    <style:style style:name="T2" style:family="text">
      <style:text-properties fo:color="#dddddd" style:font-name="Arial2" style:font-name-asian="Arial2" style:font-name-complex="Arial2"/>
    </style:style>
    <style:style style:name="T3" style:family="text">
      <style:text-properties fo:color="#999999" style:font-name="Arial2" style:font-name-asian="Arial2" style:font-name-complex="Arial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b2b2b2"/>
    </style:style>
    <style:style style:name="T6" style:family="text">
      <style:text-properties fo:color="#999999"/>
    </style:style>
    <style:style style:name="T7" style:family="text">
      <style:text-properties fo:color="#ff3333"/>
    </style:style>
    <style:style style:name="T8" style:family="text">
      <style:text-properties fo:color="#990099"/>
    </style:style>
    <style:style style:name="T9" style:family="text">
      <style:text-properties fo:color="#579d1c"/>
    </style:style>
    <style:style style:name="T10" style:family="text">
      <style:text-properties style:use-window-font-color="true"/>
    </style:style>
    <style:style style:name="T11" style:family="text">
      <style:text-properties fo:color="#ff000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font-name="Arial2" style:text-underline-style="none" style:font-name-asian="Arial2" style:font-name-complex="Arial2"/>
    </style:style>
    <style:style style:name="T16" style:family="text">
      <style:text-properties style:font-name="Arial2" fo:font-style="italic" style:font-name-asian="Arial2" style:font-style-asian="italic" style:font-name-complex="Arial2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9.9cm" svg:y="2.5cm">
          <text:p text:style-name="P1">READ_REQUEST</text:p>
        </draw:rect>
        <draw:connector draw:style-name="Conector" draw:layer="layout" svg:x1="11.4cm" svg:y1="1.5cm" svg:x2="11.4cm" svg:y2="2.5cm" draw:end-shape="id1" draw:end-glue-point="0" svg:d="M11400 1500v1000" svg:viewBox="0 0 1 1001">
          <text:p>in={mod, target, addr, direction, peer}</text:p>
          <text:p>out={err, shared}</text:p>
        </draw:connector>
        <draw:rect draw:style-name="gr1" draw:text-style-name="P1" xml:id="id2" draw:id="id2" draw:layer="layout" svg:width="3cm" svg:height="0.5cm" svg:x="9.9cm" svg:y="4.25cm">
          <text:p text:style-name="P1">READ_REQUEST_RECEIVE</text:p>
        </draw:rect>
        <draw:connector draw:style-name="Conector" draw:layer="layout" svg:x1="11.4cm" svg:y1="3cm" svg:x2="11.4cm" svg:y2="4.25cm" draw:start-shape="id1" draw:start-glue-point="2" draw:end-shape="id2" draw:end-glue-point="0" svg:d="M11400 3000v1250" svg:viewBox="0 0 1 1251">
          <text:p>- ret.shared=0</text:p>
          <text:p>- ret.err=0</text:p>
          <text:p>- send request to target</text:p>
        </draw:connector>
        <draw:rect draw:style-name="gr1" draw:text-style-name="P1" xml:id="id3" draw:id="id3" draw:layer="layout" svg:width="3cm" svg:height="0.5cm" svg:x="9.9cm" svg:y="6cm">
          <text:p text:style-name="P1">READ_REQUEST_ACTION</text:p>
        </draw:rect>
        <draw:connector draw:style-name="Conector" draw:layer="layout" svg:x1="11.4cm" svg:y1="4.75cm" svg:x2="11.4cm" svg:y2="6cm" draw:start-shape="id2" draw:start-glue-point="2" draw:end-shape="id3" draw:end-glue-point="0" svg:d="M11400 4750v1250" svg:viewBox="0 0 1 1251">
          <text:p>- lock = TRUE if direction is down-up, FALSE otherwise</text:p>
          <text:p>- call FIND_AND_LOCK(target, addr, lock) →</text:p>
          <text:p><text:tab/>{err, set, way, state, tag}</text:p>
        </draw:connector>
        <draw:connector draw:style-name="Conector" draw:layer="layout" svg:x1="11.4cm" svg:y1="6.5cm" svg:x2="11.4cm" svg:y2="7.25cm" draw:start-shape="id3" draw:start-glue-point="2" draw:end-shape="id4" draw:end-glue-point="4" svg:d="M11400 6500v750" svg:viewBox="0 0 1 751">
          <text:p>- if err → ret.err=1, response=ACK, goto READ_REQUEST_REPLY</text:p>
          <text:p/>
          <text:p>direction?</text:p>
        </draw:connector>
        <draw:custom-shape draw:style-name="gr2" draw:text-style-name="P1" xml:id="id4" draw:id="id4" draw:layer="layout" svg:width="0.5cm" svg:height="0.5cm" svg:x="11.15cm" svg:y="7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11.15cm" svg:y1="7.5cm" svg:x2="6.95cm" svg:y2="12.5cm" draw:start-shape="id4" draw:start-glue-point="5" draw:end-shape="id5" draw:end-glue-point="0" svg:d="M11150 7500h-4200v5000" svg:viewBox="0 0 4201 5001">
          <text:p>up-down</text:p>
        </draw:connector>
        <draw:connector draw:style-name="Conector_20_texto_20_izquierda" draw:layer="layout" svg:x1="11.65cm" svg:y1="7.5cm" svg:x2="16cm" svg:y2="9cm" draw:start-shape="id4" draw:start-glue-point="7" draw:end-shape="id6" draw:end-glue-point="0" svg:d="M11650 7500h4350v1500" svg:viewBox="0 0 4351 1501">
          <text:p>down-up</text:p>
        </draw:connector>
        <draw:rect draw:style-name="gr1" draw:text-style-name="P1" xml:id="id8" draw:id="id8" draw:layer="layout" svg:width="4cm" svg:height="0.5cm" svg:x="9.5cm" svg:y="26.05cm">
          <text:p text:style-name="P1">READ_REQUEST_REPLY</text:p>
        </draw:rect>
        <draw:connector draw:style-name="Conector" draw:layer="layout" svg:x1="8.625cm" svg:y1="20.25cm" svg:x2="9.5cm" svg:y2="26.3cm" draw:start-shape="id7" draw:start-glue-point="2" draw:end-shape="id8" draw:end-glue-point="3" svg:d="M8625 20250v6050h875" svg:viewBox="0 0 876 6051">
          <text:p>- dec pending, ignore while &gt;0</text:p>
          <text:p>- for each dir_entry</text:p>
          <text:p><text:tab/>if owner &gt; 0 &amp;&amp; owner <text:span text:style-name="T1">≠ mod</text:span><text:span text:style-name="T2"> </text:span><text:span text:style-name="T3">&amp;&amp; state != O</text:span>:</text:p>
          <text:p><text:tab/><text:tab/>set owner to <text:span text:style-name="T4">none</text:span></text:p>
          <text:p>- for each dir_entry in subblock:</text:p>
          <text:p><text:tab/>add mod.low_id as sharer</text:p>
          <text:p>- <text:span text:style-name="T5">if any subblock had other sharers or state == N/S:</text:span></text:p>
          <text:p><text:span text:style-name="T5"><text:tab/></text:span><text:span text:style-name="T5">ret.shared=TRUE</text:span></text:p>
          <text:p><text:span text:style-name="T6">- else:</text:span></text:p>
          <text:p>for each dir_entry in subblock:</text:p>
          <text:p><text:tab/>set mod.low_id as owner</text:p>
          <text:p>- response=data or ACK_DATA_SENT</text:p>
          <text:p>- unlock</text:p>
          <text:p>- latency</text:p>
        </draw:connector>
        <draw:connector draw:style-name="Conector" draw:text-style-name="P2" draw:layer="layout" svg:x1="16cm" svg:y1="15.9cm" svg:x2="13.5cm" svg:y2="26.3cm" draw:start-shape="id9" draw:start-glue-point="2" draw:end-shape="id8" draw:end-glue-point="1" svg:d="M16000 15900v10400h-2500" svg:viewBox="0 0 2501 10401">
          <text:p text:style-name="P2"><text:tab/><text:tab/><text:tab/><text:tab/><text:tab/>- if reply == ACK_DATA (high-level</text:p>
          <text:p text:style-name="P2"><text:tab/><text:tab/><text:tab/><text:tab/><text:tab/> <text:s/>mod is <text:span text:style-name="T7">M</text:span>)</text:p>
          <text:p text:style-name="P2"><text:tab/><text:tab/><text:tab/><text:tab/><text:tab/><text:tab/><text:span text:style-name="T8">No peer </text:span></text:p>
          <text:p text:style-name="P2"><text:tab/><text:tab/><text:tab/><text:tab/><text:tab/><text:tab/>t<text:span text:style-name="T9">arget </text:span>state = S</text:p>
          <text:p text:style-name="P2"><text:tab/><text:tab/><text:tab/><text:tab/><text:tab/><text:tab/>for each dir_entry</text:p>
          <text:p text:style-name="P2"><text:tab/><text:tab/><text:tab/><text:tab/><text:tab/><text:tab/><text:tab/>set owner to none</text:p>
          <text:p text:style-name="P2"><text:tab/><text:tab/><text:tab/><text:tab/><text:tab/><text:tab/>ret.reply = ACK_DATA</text:p>
          <text:p text:style-name="P2"><text:tab/><text:tab/><text:tab/><text:tab/><text:tab/>- else if reply == ACK</text:p>
          <text:p text:style-name="P2"><text:tab/><text:tab/><text:tab/><text:tab/><text:tab/><text:tab/><text:span text:style-name="T9">target </text:span>state=S</text:p>
          <text:p text:style-name="P2"><text:tab/><text:tab/><text:tab/><text:tab/><text:tab/><text:tab/>for each dir_entry</text:p>
          <text:p text:style-name="P2"><text:tab/><text:tab/><text:tab/><text:tab/><text:tab/><text:tab/><text:tab/>set owner to none</text:p>
          <text:p text:style-name="P2"><text:tab/><text:tab/><text:tab/><text:tab/><text:tab/><text:tab/><text:span text:style-name="T8">No peer</text:span></text:p>
          <text:p text:style-name="P2"><text:tab/><text:tab/><text:tab/><text:tab/><text:tab/><text:tab/>ret.reply = ACK</text:p>
          <text:p text:style-name="P2"><text:tab/><text:tab/><text:tab/><text:tab/><text:tab/>- else if reply == NONE (block is not in any</text:p>
          <text:p text:style-name="P2"><text:tab/><text:tab/><text:tab/><text:tab/><text:tab/><text:tab/><text:tab/>higher-level mods,<text:span text:style-name="T8"> or no other higher</text:span></text:p>
          <text:p text:style-name="P2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module exists</text:span>)</text:p>
          <text:p text:style-name="P2"><text:tab/><text:tab/><text:tab/><text:tab/><text:tab/><text:tab/><text:span text:style-name="T8">No peer</text:span></text:p>
          <text:p text:style-name="P2"><text:tab/><text:tab/><text:tab/><text:tab/><text:tab/><text:tab/>if <text:span text:style-name="T9">target </text:span>state == <text:span text:style-name="T7">S</text:span></text:p>
          <text:p text:style-name="P2"><text:tab/><text:tab/><text:tab/><text:tab/><text:tab/><text:tab/><text:tab/>ret.reply = ACK<text:tab/></text:p>
          <text:p text:style-name="P2"><text:tab/><text:tab/><text:tab/><text:tab/><text:tab/><text:tab/>else if <text:span text:style-name="T9">target </text:span>state == <text:span text:style-name="T7">N/M</text:span></text:p>
          <text:p text:style-name="P2"><text:tab/><text:tab/><text:tab/><text:tab/><text:tab/><text:tab/><text:tab/>ret.reply = ACK_DATA</text:p>
          <text:p text:style-name="P2"><text:tab/><text:tab/><text:tab/><text:tab/><text:tab/><text:tab/><text:span text:style-name="T9">target </text:span>state = S</text:p>
          <text:p text:style-name="P2"><text:tab/><text:tab/><text:tab/><text:tab/><text:tab/>-unlock</text:p>
          <text:p text:style-name="P2"><text:tab/><text:tab/><text:tab/><text:tab/><text:tab/>-latency</text:p>
        </draw:connector>
        <draw:rect draw:style-name="gr1" draw:text-style-name="P1" xml:id="id10" draw:id="id10" draw:layer="layout" svg:width="4cm" svg:height="0.5cm" svg:x="9.5cm" svg:y="27.3cm">
          <text:p text:style-name="P1">READ_REQUEST_FINISH</text:p>
        </draw:rect>
        <draw:rect draw:style-name="gr3" draw:text-style-name="P1" draw:layer="layout" svg:width="4cm" svg:height="0.5cm" svg:x="9.5cm" svg:y="26.75cm">
          <text:p/>
        </draw:rect>
        <draw:connector draw:style-name="Conector" draw:layer="layout" svg:x1="11.5cm" svg:y1="27.8cm" svg:x2="11.494cm" svg:y2="28.596cm" draw:start-shape="id10" draw:start-glue-point="2" svg:d="M11500 27800v648h-6v148" svg:viewBox="0 0 7 797">
          <text:p>ret</text:p>
        </draw:connector>
        <draw:connector draw:style-name="Conector" draw:layer="layout" svg:x1="11.5cm" svg:y1="26.55cm" svg:x2="11.5cm" svg:y2="27.3cm" draw:start-shape="id8" draw:start-glue-point="2" draw:end-shape="id10" draw:end-glue-point="0" svg:d="M11500 26550v750" svg:viewBox="0 0 1 751">
          <text:p>- send response to mod</text:p>
        </draw:connector>
        <draw:rect draw:style-name="gr1" draw:text-style-name="P3" xml:id="id5" draw:id="id5" draw:layer="layout" svg:width="3cm" svg:height="0.5cm" svg:x="5.45cm" svg:y="12.5cm">
          <text:p text:style-name="P1"><text:span text:style-name="T10">READ_REQUEST_UPDOWN</text:span></text:p>
        </draw:rect>
        <draw:custom-shape draw:style-name="gr2" draw:text-style-name="P1" xml:id="id11" draw:id="id11" draw:layer="layout" svg:width="0.5cm" svg:height="0.5cm" svg:x="6.7cm" svg:y="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draw:type="lines" svg:x1="6.95cm" svg:y1="13cm" svg:x2="6.95cm" svg:y2="14cm" draw:start-shape="id5" draw:start-glue-point="2" draw:end-shape="id11" draw:end-glue-point="4" svg:d="M6950 13000v500-1 501" svg:viewBox="0 0 1 1001">
          <text:p>- pending = 1</text:p>
          <text:p/>
          <text:p>state?</text:p>
        </draw:connector>
        <draw:rect draw:style-name="gr1" draw:text-style-name="P3" xml:id="id12" draw:id="id12" draw:layer="layout" svg:width="5.5cm" svg:height="0.5cm" svg:x="0cm" svg:y="17.25cm">
          <text:p text:style-name="P1"><text:span text:style-name="T10">READ_REQUEST_UPDOWN_MISS</text:span></text:p>
        </draw:rect>
        <draw:rect draw:style-name="gr1" draw:text-style-name="P3" xml:id="id7" draw:id="id7" draw:layer="layout" svg:width="5.75cm" svg:height="0.5cm" svg:x="5.75cm" svg:y="19.75cm">
          <text:p text:style-name="P1"><text:span text:style-name="T10">READ_REQUEST_UPDOWN_FINISH</text:span></text:p>
        </draw:rect>
        <draw:connector draw:style-name="gr4" draw:layer="layout" svg:x1="2.75cm" svg:y1="17.75cm" svg:x2="5.75cm" svg:y2="20cm" draw:start-shape="id12" draw:start-glue-point="2" draw:end-shape="id7" draw:end-glue-point="3" svg:d="M2750 17750v2250h3000" svg:viewBox="0 0 3001 2251">
          <text:p>- if err → unlock,</text:p>
          <text:p><text:tab/>response=ACK,</text:p>
          <text:p><text:tab/>ret.err=TRUE,</text:p>
          <text:p><text:tab/>goto READ_REQUEST_REPLY<text:tab/></text:p>
          <text:p>- <text:span text:style-name="T11">set state to S </text:span></text:p>
          <text:p><text:span text:style-name="T12">- set tag of block</text:span></text:p>
        </draw:connector>
        <draw:connector draw:style-name="gr5" draw:layer="layout" draw:line-skew="-1.25cm" svg:x1="6.7cm" svg:y1="14.249cm" svg:x2="2.75cm" svg:y2="17.25cm" draw:end-shape="id12" draw:end-glue-point="0" svg:d="M6700 14249v1h-3950v3000" svg:viewBox="0 0 3951 3002">
          <text:p>I (invalid)</text:p>
          <text:p>- for each dir_entry:</text:p>
          <text:p><text:tab/>sanity: owner <text:span text:style-name="T1">≠ </text:span><text:span text:style-name="T4">none</text:span></text:p>
          <text:p>- get target's low mod</text:p>
          <text:p><text:tab/>→ {target_low_mod}</text:p>
          <text:p>- call READ_REQUEST</text:p>
          <text:p><text:tab/>(target, target_low_mod,</text:p>
          <text:p><text:tab/><text:tab/>tag, up-down, mod)</text:p>
          <text:p><text:tab/>→ <text:span text:style-name="T11">{err}</text:span></text:p>
        </draw:connector>
        <draw:connector draw:style-name="Conector_20_texto_20_izquierda" draw:layer="layout" svg:x1="7.2cm" svg:y1="14.25cm" svg:x2="11.5cm" svg:y2="20cm" draw:start-shape="id11" draw:start-glue-point="7" draw:end-shape="id7" draw:end-glue-point="1" svg:d="M7200 14250h4808v5750h-508" svg:viewBox="0 0 4809 5751">
          <text:p><text:tab/><text:tab/><text:tab/><text:tab/><text:tab/><text:tab/><text:span text:style-name="T7">M/S/N ( or E for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main memory)</text:span></text:p>
          <text:p>- check: addr multiple of mod.block_size</text:p>
          <text:p>- for each dir_entry in <text:span text:style-name="T13">subblock:</text:span></text:p>
          <text:p><text:span text:style-name="T14"><text:tab/></text:span><text:span text:style-name="T14">check that owner </text:span><text:span text:style-name="T15">≠</text:span><text:span text:style-name="T14"> mod</text:span></text:p>
          <text:p>- for each dir_entry</text:p>
          <text:p><text:tab/>if owner <text:span text:style-name="T1">≠ </text:span><text:span text:style-name="T16">none</text:span> &amp;&amp; owner <text:span text:style-name="T1">≠ mod</text:span> &amp;&amp;</text:p>
          <text:p><text:tab/><text:tab/><text:tab/>dir_entry_tag %</text:p>
          <text:p><text:tab/><text:tab/><text:tab/> owner.block_size == 0:</text:p>
          <text:p><text:tab/><text:tab/>Pending++</text:p>
          <text:p><text:tab/><text:tab/>read_request_cnt++;</text:p>
          <text:p><text:tab/><text:tab/>call READ_REQUEST(target, owner,</text:p>
          <text:p><text:tab/><text:tab/><text:tab/>dir_entry_tag, down-up, mod)</text:p>
          <text:p><text:tab/><text:tab/><text:tab/>→ {err, shared}</text:p>
        </draw:connector>
        <draw:rect draw:style-name="gr1" draw:text-style-name="P3" xml:id="id6" draw:id="id6" draw:layer="layout" svg:width="3cm" svg:height="0.5cm" svg:x="14.5cm" svg:y="9cm">
          <text:p text:style-name="P1"><text:span text:style-name="T10">READ_REQUEST_DOWNUP</text:span></text:p>
        </draw:rect>
        <draw:rect draw:style-name="gr1" draw:text-style-name="P3" xml:id="id9" draw:id="id9" draw:layer="layout" svg:width="3cm" svg:height="0.5cm" svg:x="14.5cm" svg:y="15.4cm">
          <text:p text:style-name="P2"><text:span text:style-name="T10"><text:s text:c="7"/></text:span><text:span text:style-name="T10">READ_REQUEST_DOWNUP_FINISH </text:span></text:p>
        </draw:rect>
        <draw:connector draw:style-name="Conector" draw:layer="layout" svg:x1="16cm" svg:y1="9.5cm" svg:x2="16cm" svg:y2="12.75cm" draw:start-shape="id6" draw:start-glue-point="2" draw:end-shape="id13" draw:end-glue-point="0" svg:d="M16000 9500v3250" svg:viewBox="0 0 1 3251">
          <text:p>- sanity: state <text:span text:style-name="T1">≠</text:span> I/S/N</text:p>
          <text:p>- pending = 1</text:p>
          <text:p>- for each dir_entry → {dir_entry_tag}</text:p>
          <text:p><text:tab/>if owner <text:span text:style-name="T1">≠ </text:span><text:span text:style-name="T16">none</text:span> and </text:p>
          <text:p><text:tab/><text:tab/><text:tab/>dir_entry_tag % </text:p>
          <text:p><text:tab/><text:tab/><text:tab/>owner.block_size == 0:</text:p>
          <text:p><text:tab/><text:tab/>call READ_REQUEST(target, owner,</text:p>
          <text:p><text:tab/><text:tab/><text:tab/><text:tab/>dir_entry_tag, </text:p>
          <text:p><text:tab/><text:tab/><text:tab/><text:tab/>down-up, NULL)</text:p>
          <text:p><text:tab/><text:tab/><text:tab/>→ {err, shared}</text:p>
          <text:p><text:tab/><text:tab/>pending++</text:p>
        </draw:connector>
        <draw:rect draw:style-name="gr1" draw:text-style-name="P3" xml:id="id13" draw:id="id13" draw:layer="layout" svg:width="3cm" svg:height="0.25cm" svg:x="14.5cm" svg:y="12.75cm">
          <text:p text:style-name="P1"><text:span text:style-name="T10"><text:s text:c="2"/></text:span><text:span text:style-name="T10">READ_REQUEST_DOWNUP_WAIT_FOR_REQS</text:span></text:p>
        </draw:rect>
        <draw:connector draw:style-name="Conector" draw:text-style-name="P2" draw:layer="layout" svg:x1="16cm" svg:y1="13cm" svg:x2="16cm" svg:y2="15.4cm" draw:start-shape="id13" draw:start-glue-point="2" draw:end-shape="id9" svg:d="M16000 13000v2400" svg:viewBox="0 0 1 2401">
          <text:p text:style-name="P2">- dec pending, ignore while &gt;0</text:p>
          <text:p text:style-name="P2"/>
          <text:p text:style-name="P2">-if peer exists</text:p>
          <text:p text:style-name="P2"><text:tab/>call PEER_SEND(target, peer, tag)</text:p>
        </draw:connector>
        <draw:line draw:style-name="gr6" draw:text-style-name="P1" draw:layer="layout" svg:x1="13.75cm" svg:y1="21.75cm" svg:x2="12.5cm" svg:y2="22.25cm">
          <text:p/>
        </draw:line>
        <draw:line draw:style-name="gr6" draw:text-style-name="P1" draw:layer="layout" svg:x1="13.75cm" svg:y1="22.95cm" svg:x2="8.75cm" svg:y2="23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4T13:44:12.288189631</dc:date>
    <meta:editing-duration>PT11H25M39S</meta:editing-duration>
    <meta:editing-cycles>50</meta:editing-cycles>
    <meta:generator>LibreOffice/4.2.8.2$Linux_X86_64 LibreOffice_project/420m0$Build-2</meta:generator>
    <meta:document-statistic meta:object-count="32"/>
    <meta:user-defined meta:name="Información 1"/>
    <meta:user-defined meta:name="Información 2"/>
    <meta:user-defined meta:name="Información 3"/>
    <meta:user-defined meta:name="Información 4"/>
  </office:meta>
</office:document-meta>
</file>